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22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1.714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1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However, this test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implicitly changed settings</text:p>
          </table:table-cell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explicitly changed settings</text:p>
          </table:table-cell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ola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ola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21.10.2012</text:date>, <text:time>12:0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4DT12H21M19S</meta:editing-duration>
    <meta:editing-cycles>60</meta:editing-cycles>
    <meta:generator>OpenOffice.org/3.3$Win32 OpenOffice.org_project/330m20$Build-9567</meta:generator>
    <dc:date>2012-10-21T12:07:19.92</dc:date>
    <meta:document-statistic meta:table-count="9" meta:cell-count="532" meta:object-count="0"/>
    <meta:user-defined meta:name="Info 1"/>
    <meta:user-defined meta:name="Info 2"/>
    <meta:user-defined meta:name="Info 3"/>
    <meta:user-defined meta:name="Info 4"/>
  </office:meta>
</office:document-meta>
</file>